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51cm"/>
    </style:style>
    <style:style style:name="Tabla5.B" style:family="table-column">
      <style:table-column-properties style:column-width="4.454cm"/>
    </style:style>
    <style:style style:name="Tabla5.C" style:family="table-column">
      <style:table-column-properties style:column-width="5.2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A20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5.C20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9.751cm"/>
    </style:style>
    <style:style style:name="Tabla2.B" style:family="table-column">
      <style:table-column-properties style:column-width="4.454cm"/>
    </style:style>
    <style:style style:name="Tabla2.C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0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8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7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1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a3.C31" style:family="table-cell" style:data-style-name="N2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text-properties fo:font-size="2pt" officeooo:paragraph-rsid="02061f21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1f3cc41" style:font-size-asian="1.75pt" style:font-size-complex="2pt"/>
    </style:style>
    <style:style style:name="P5" style:family="paragraph" style:parent-style-name="Standard">
      <style:text-properties fo:font-size="2pt" fo:language="gl" fo:country="ES" officeooo:paragraph-rsid="01fb3527" style:font-size-asian="1.75pt" style:font-size-complex="2pt"/>
    </style:style>
    <style:style style:name="P6" style:family="paragraph" style:parent-style-name="Standard">
      <style:text-properties style:text-outline="false" style:text-line-through-style="none" style:text-line-through-type="none" style:font-name="Calibri2" fo:language="gl" fo:country="ES" fo:font-style="normal" fo:text-shadow="none" style:text-underline-style="none" fo:font-weight="normal" officeooo:rsid="01a1597f" officeooo:paragraph-rsid="01fbe1cd" style:font-style-asian="normal" style:font-weight-asian="normal" style:font-style-complex="normal" style:font-weight-complex="normal" style:text-overline-style="none" style:text-overline-color="font-color"/>
    </style:style>
    <style:style style:name="P7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paragraph-rsid="01f3cc41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2pt" fo:language="gl" fo:country="ES" fo:font-weight="normal" officeooo:rsid="01f3cc41" officeooo:paragraph-rsid="02061f21" style:font-size-asian="1.75pt" style:font-weight-asian="normal" style:font-name-complex="Calibri1" style:font-size-complex="2pt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2pt" fo:language="gl" fo:country="ES" fo:font-weight="bold" officeooo:rsid="014e8ab7" officeooo:paragraph-rsid="014e8ab7" style:font-size-asian="1.75pt" style:font-weight-asian="bold" style:font-name-complex="Calibri1" style:font-size-complex="2pt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normal" officeooo:rsid="020c3667" officeooo:paragraph-rsid="020c3667" style:font-size-asian="12pt" style:font-weight-asian="normal" style:font-name-complex="Calibri1" style:font-size-complex="12pt" style:font-weight-complex="normal"/>
    </style:style>
    <style:style style:name="P39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Footnote">
      <style:text-properties officeooo:rsid="0202317f" officeooo:paragraph-rsid="0202317f"/>
    </style:style>
    <style:style style:name="P4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normal" officeooo:rsid="020c3667" officeooo:paragraph-rsid="020c3667" style:font-size-asian="12pt" style:font-weight-asian="normal" style:font-name-complex="Calibri1" style:font-size-complex="12pt" style:font-weight-complex="normal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f4f06a"/>
    </style:style>
    <style:style style:name="T23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111111" style:font-name="Menlo" fo:font-size="9.60000038146973pt" fo:letter-spacing="normal"/>
    </style:style>
    <style:style style:name="T25" style:family="text">
      <style:text-properties officeooo:rsid="01f59fe8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language="gl" fo:country="ES" officeooo:rsid="01f4f06a"/>
    </style:style>
    <style:style style:name="T28" style:family="text">
      <style:text-properties officeooo:rsid="01f96531"/>
    </style:style>
    <style:style style:name="T29" style:family="text">
      <style:text-properties officeooo:rsid="01fbe1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1fffcfa"/>
    </style:style>
    <style:style style:name="T33" style:family="text">
      <style:text-properties officeooo:rsid="0202317f"/>
    </style:style>
    <style:style style:name="T34" style:family="text">
      <style:text-properties officeooo:rsid="0204c1cd"/>
    </style:style>
    <style:style style:name="T35" style:family="text">
      <style:text-properties officeooo:rsid="02060faf"/>
    </style:style>
    <style:style style:name="T36" style:family="text">
      <style:text-properties officeooo:rsid="02061f21"/>
    </style:style>
    <style:style style:name="T37" style:family="text">
      <style:text-properties officeooo:rsid="0208150c"/>
    </style:style>
    <style:style style:name="T38" style:family="text">
      <style:text-properties officeooo:rsid="0208e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5"><text:span text:style-name="T18">PRÁCTICA MME – UD0</text:span><text:span text:style-name="T19">4</text:span><text:span text:style-name="T18">-</text:span><text:span text:style-name="T20">06</text:span><text:span text:style-name="T18"> </text:span><text:span text:style-name="T13">– </text:span><text:span text:style-name="T15">Ranura de expansión</text:span><text:span text:style-name="T14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4">NÚMERO DE GRUPO</text:p>
          </table:table-cell>
          <table:table-cell table:style-name="IntegrantesGrupo.B2" office:value-type="string">
            <text:p text:style-name="P33">FUNCIÓNS</text:p>
          </table:table-cell>
          <table:table-cell table:style-name="IntegrantesGrupo.C2" office:value-type="string">
            <text:p text:style-name="P39">Apelidos, Nome</text:p>
          </table:table-cell>
        </table:table-row>
        <table:table-row table:style-name="TableLine94169934169360">
          <table:table-cell table:style-name="IntegrantesGrupo.A5" table:number-rows-spanned="3" office:value-type="string">
            <text:p text:style-name="P8"/>
          </table:table-cell>
          <table:table-cell table:style-name="IntegrantesGrupo.B3" office:value-type="string">
            <text:p text:style-name="P27"><text:s/>Coordinador/a:</text:p>
          </table:table-cell>
          <table:table-cell table:style-name="IntegrantesGrupo.C3">
            <text:p text:style-name="P9"/>
          </table:table-cell>
        </table:table-row>
        <table:table-row table:style-name="TableLine94169881504416">
          <table:covered-table-cell/>
          <table:table-cell table:style-name="IntegrantesGrupo.B4" office:value-type="string">
            <text:p text:style-name="P27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32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1"/>
          </table:table-cell>
        </table:table-row>
      </table:table>
      <text:p text:style-name="P37"/>
      <text:p text:style-name="P38">Procedemento: </text:p>
      <text:p text:style-name="P38"/>
      <text:p text:style-name="P38"/>
      <text:p text:style-name="P38"><text:a xlink:type="simple" xlink:href="https://www.profesionalreview.com/2021/07/31/nuevo-en-pc-aprende-a-instalar-tu-gpu-en-tan-solo-5-pasos/" text:style-name="Internet_20_link" text:visited-style-name="Visited_20_Internet_20_Link">https://www.profesionalreview.com/2021/07/31/nuevo-en-pc-aprende-a-instalar-tu-gpu-en-tan-solo-5-pasos/</text:a> </text:p>
      <text:p text:style-name="P38"/>
      <text:p text:style-name="P36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5"><text:span text:style-name="T16">A) <text:s/></text:span><text:span text:style-name="T15">Tarxeta gráfica Geforce GT-710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1">Ferramentas que imos aprender:</text:p>
            <text:list xml:id="list3886897657" text:style-name="L1">
              <text:list-item>
                <text:p text:style-name="P58">dmidecode</text:p>
              </text:list-item>
            </text:list>
          </table:table-cell>
          <table:table-cell table:style-name="Tabla5.B2" table:number-columns-spanned="2" office:value-type="float" office:value="0">
            <text:p text:style-name="P31">0</text:p>
          </table:table-cell>
          <table:covered-table-cell/>
        </table:table-row>
        <table:table-row table:style-name="Tabla5.1">
          <table:table-cell table:style-name="Tabla5.A19" table:number-columns-spanned="2" office:value-type="string">
            <text:list xml:id="list1587955259" text:style-name="L2">
              <text:list-item>
                <text:p text:style-name="P41">Temos que configurar o teclado en español</text:p>
              </text:list-item>
            </text:list>
          </table:table-cell>
          <table:covered-table-cell/>
          <table:table-cell table:style-name="Tabla5.C3" office:value-type="float" office:value="0">
            <text:p text:style-name="P14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068821805" text:continue-numbering="true" text:style-name="L2">
              <text:list-item>
                <text:p text:style-name="P41">Poñemonos como root</text:p>
              </text:list-item>
            </text:list>
          </table:table-cell>
          <table:covered-table-cell/>
          <table:table-cell table:style-name="Tabla5.B2" office:value-type="float" office:value="0">
            <text:p text:style-name="P20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5427365119" text:continue-numbering="true" text:style-name="L2">
              <text:list-item>
                <text:p text:style-name="P41"><text:span text:style-name="T36">Consultamos o manual sobre dmidecode</text:span> </text:p>
              </text:list-item>
            </text:list>
          </table:table-cell>
          <table:covered-table-cell/>
          <table:table-cell table:style-name="Tabla5.C3" office:value-type="float" office:value="0">
            <text:p text:style-name="P20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714101721" text:continue-numbering="true" text:style-name="L2">
              <text:list-item>
                <text:p text:style-name="P45">Como podemos consultar información da BIOS?</text:p>
              </text:list-item>
            </text:list>
          </table:table-cell>
          <table:covered-table-cell/>
          <table:table-cell table:style-name="Tabla5.B2" office:value-type="float" office:value="0">
            <text:p text:style-name="P20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5652171171" text:continue-numbering="true" text:style-name="L2">
              <text:list-item>
                <text:list>
                  <text:list-item>
                    <text:p text:style-name="P45">Quen é o fabricante da BIOS?</text:p>
                  </text:list-item>
                </text:list>
              </text:list-item>
            </text:list>
          </table:table-cell>
          <table:covered-table-cell/>
          <table:table-cell table:style-name="Tabla5.C3" office:value-type="float" office:value="0">
            <text:p text:style-name="P20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687536749" text:continue-numbering="true" text:style-name="L2">
              <text:list-item>
                <text:list>
                  <text:list-item>
                    <text:p text:style-name="P45">Cal é o tamaño da memoria ROM?</text:p>
                  </text:list-item>
                </text:list>
              </text:list-item>
            </text:list>
          </table:table-cell>
          <table:covered-table-cell/>
          <table:table-cell table:style-name="Tabla5.B2" office:value-type="float" office:value="0">
            <text:p text:style-name="P20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5682859910" text:continue-numbering="true" text:style-name="L2">
              <text:list-item>
                <text:list>
                  <text:list-item>
                    <text:p text:style-name="P45">Cal é a data da última actualización da BIOS?</text:p>
                  </text:list-item>
                </text:list>
              </text:list-item>
            </text:list>
          </table:table-cell>
          <table:covered-table-cell/>
          <table:table-cell table:style-name="Tabla5.C3" office:value-type="float" office:value="40414">
            <text:p text:style-name="P20">40414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483686798" text:continue-numbering="true" text:style-name="L2">
              <text:list-item>
                <text:p text:style-name="P45">Como podemos consultar información do sistema?</text:p>
              </text:list-item>
            </text:list>
          </table:table-cell>
          <table:covered-table-cell/>
          <table:table-cell table:style-name="Tabla5.B2" office:value-type="float" office:value="0">
            <text:p text:style-name="P20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5657175904" text:continue-numbering="true" text:style-name="L2">
              <text:list-item>
                <text:list>
                  <text:list-item>
                    <text:p text:style-name="P45">Cal é o numero de serie do sistema?</text:p>
                  </text:list-item>
                </text:list>
              </text:list-item>
            </text:list>
          </table:table-cell>
          <table:covered-table-cell/>
          <table:table-cell table:style-name="Tabla5.C3">
            <text:p text:style-name="P14"/>
          </table:table-cell>
        </table:table-row>
        <table:table-row table:style-name="Tabla5.1">
          <table:table-cell table:style-name="Tabla5.A2" table:number-columns-spanned="2" office:value-type="string">
            <text:list xml:id="list212746458345636" text:continue-numbering="true" text:style-name="L2">
              <text:list-item>
                <text:list>
                  <text:list-item>
                    <text:p text:style-name="P45">Cal é o UUID?</text:p>
                  </text:list-item>
                </text:list>
              </text:list-item>
            </text:list>
          </table:table-cell>
          <table:covered-table-cell/>
          <table:table-cell table:style-name="Tabla5.B2">
            <text:p text:style-name="P14"/>
          </table:table-cell>
        </table:table-row>
        <table:table-row table:style-name="Tabla5.1">
          <table:table-cell table:style-name="Tabla5.A19" table:number-columns-spanned="2" office:value-type="string">
            <text:list xml:id="list212746985452705" text:continue-numbering="true" text:style-name="L2">
              <text:list-item>
                <text:p text:style-name="P45">Como podemos consultar información da placa base?</text:p>
              </text:list-item>
            </text:list>
          </table:table-cell>
          <table:covered-table-cell/>
          <table:table-cell table:style-name="Tabla5.C3" office:value-type="float" office:value="0">
            <text:p text:style-name="P14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5692619172" text:continue-numbering="true" text:style-name="L2">
              <text:list-item>
                <text:list>
                  <text:list-item>
                    <text:p text:style-name="P45">Quen é o fabricante?</text:p>
                  </text:list-item>
                </text:list>
              </text:list-item>
            </text:list>
          </table:table-cell>
          <table:covered-table-cell/>
          <table:table-cell table:style-name="Tabla5.B2" office:value-type="float" office:value="0">
            <text:p text:style-name="P20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6137645113" text:continue-numbering="true" text:style-name="L2">
              <text:list-item>
                <text:list>
                  <text:list-item>
                    <text:p text:style-name="P45">Cal é o modelo da placa base?</text:p>
                  </text:list-item>
                </text:list>
              </text:list-item>
            </text:list>
          </table:table-cell>
          <table:covered-table-cell/>
          <table:table-cell table:style-name="Tabla5.C3" office:value-type="float" office:value="0">
            <text:p text:style-name="P20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179095738" text:continue-numbering="true" text:style-name="L2">
              <text:list-item>
                <text:list>
                  <text:list-item>
                    <text:p text:style-name="P45">Cal é o nº de serie?</text:p>
                  </text:list-item>
                </text:list>
              </text:list-item>
            </text:list>
          </table:table-cell>
          <table:covered-table-cell/>
          <table:table-cell table:style-name="Tabla5.B2">
            <text:p text:style-name="P20"/>
          </table:table-cell>
        </table:table-row>
        <table:table-row table:style-name="Tabla5.1">
          <table:table-cell table:style-name="Tabla5.A19" table:number-columns-spanned="2" office:value-type="string">
            <text:list xml:id="list212746806265536" text:continue-numbering="true" text:style-name="L2">
              <text:list-item>
                <text:p text:style-name="P45">Como podemos obter información sobre o hardware instalado no sistema?</text:p>
              </text:list-item>
            </text:list>
          </table:table-cell>
          <table:covered-table-cell/>
          <table:table-cell table:style-name="Tabla5.C3" office:value-type="float" office:value="0">
            <text:p text:style-name="P20">0</text:p>
          </table:table-cell>
        </table:table-row>
        <table:table-row table:style-name="Tabla5.1">
          <table:table-cell table:style-name="Tabla5.A2" table:number-columns-spanned="2" office:value-type="string">
            <text:list xml:id="list212746560862996" text:continue-numbering="true" text:style-name="L2">
              <text:list-item>
                <text:p text:style-name="P45">Como podemos obter información da memoria RAM?</text:p>
              </text:list-item>
            </text:list>
          </table:table-cell>
          <table:covered-table-cell/>
          <table:table-cell table:style-name="Tabla5.B2" office:value-type="float" office:value="0">
            <text:p text:style-name="P14">0</text:p>
          </table:table-cell>
        </table:table-row>
        <table:table-row table:style-name="Tabla5.1">
          <table:table-cell table:style-name="Tabla5.A19" table:number-columns-spanned="2" office:value-type="string">
            <text:list xml:id="list212746174209702" text:continue-numbering="true" text:style-name="L2">
              <text:list-item>
                <text:p text:style-name="P45"/>
              </text:list-item>
            </text:list>
          </table:table-cell>
          <table:covered-table-cell/>
          <table:table-cell table:style-name="Tabla5.C3">
            <text:p text:style-name="P14"/>
          </table:table-cell>
        </table:table-row>
        <table:table-row table:style-name="Tabla5.1">
          <table:table-cell table:style-name="Tabla5.A20" table:number-columns-spanned="2" office:value-type="string">
            <text:list xml:id="list212745514545413" text:continue-numbering="true" text:style-name="L2">
              <text:list-item>
                <text:p text:style-name="P56"/>
              </text:list-item>
            </text:list>
          </table:table-cell>
          <table:covered-table-cell/>
          <table:table-cell table:style-name="Tabla5.C20">
            <text:p text:style-name="P22"/>
          </table:table-cell>
        </table:table-row>
      </table:table>
      <text:p text:style-name="P3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6"><text:span text:style-name="T17">B</text:span><text:span text:style-name="T16">) </text:span><text:span text:style-name="T15">AMD RADEON 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8">Ferramentas que imos aprender:</text:p>
            <text:list xml:id="list212746470144854" text:continue-list="list3886897657" text:style-name="L1">
              <text:list-item>
                <text:p text:style-name="P59">lshw</text:p>
              </text:list-item>
              <text:list-item>
                <text:p text:style-name="P59"><text:s/>/proc/cpuinfo</text:p>
              </text:list-item>
              <text:list-item>
                <text:p text:style-name="P59"><text:soft-page-break/>nproc</text:p>
              </text:list-item>
              <text:list-item>
                <text:p text:style-name="P59">lscpu</text:p>
              </text:list-item>
            </text:list>
          </table:table-cell>
          <table:table-cell table:style-name="Tabla2.B2" table:number-columns-spanned="2" office:value-type="string">
            <text:p text:style-name="P28">Outras ferramentas que imos empregar:</text:p>
            <text:list xml:id="list1038693869" text:style-name="L3">
              <text:list-item>
                <text:p text:style-name="P61">grep</text:p>
              </text:list-item>
              <text:list-item>
                <text:p text:style-name="P61">man</text:p>
              </text:list-item>
              <text:list-item>
                <text:p text:style-name="P61"><text:soft-page-break/>cat</text:p>
              </text:list-item>
              <text:list-item>
                <text:p text:style-name="P61">apt 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364074126" text:style-name="L4">
              <text:list-item>
                <text:p text:style-name="P42">Temos que configurar o teclado en español</text:p>
              </text:list-item>
            </text:list>
          </table:table-cell>
          <table:covered-table-cell/>
          <table:table-cell table:style-name="Tabla2.C3" office:value-type="string">
            <text:p text:style-name="P10">setxkbmap es </text:p>
          </table:table-cell>
        </table:table-row>
        <table:table-row table:style-name="Tabla2.1">
          <table:table-cell table:style-name="Tabla2.A2" table:number-columns-spanned="2" office:value-type="string">
            <text:list xml:id="list212747128997209" text:continue-numbering="true" text:style-name="L4">
              <text:list-item>
                <text:p text:style-name="P42">Poñemonos como root</text:p>
              </text:list-item>
            </text:list>
          </table:table-cell>
          <table:covered-table-cell/>
          <table:table-cell table:style-name="Tabla2.B2" office:value-type="string">
            <text:p text:style-name="P10">sudo su </text:p>
          </table:table-cell>
        </table:table-row>
        <table:table-row table:style-name="Tabla2.1">
          <table:table-cell table:style-name="Tabla2.A3" table:number-columns-spanned="2" office:value-type="string">
            <text:list xml:id="list212746908333660" text:continue-numbering="true" text:style-name="L4">
              <text:list-item>
                <text:p text:style-name="P42">Actualizamos os repositorios </text:p>
              </text:list-item>
            </text:list>
          </table:table-cell>
          <table:covered-table-cell/>
          <table:table-cell table:style-name="Tabla2.C3" office:value-type="string">
            <text:p text:style-name="P10">apt update <text:s text:c="4"/></text:p>
          </table:table-cell>
        </table:table-row>
        <table:table-row table:style-name="Tabla2.1">
          <table:table-cell table:style-name="Tabla2.A2" table:number-columns-spanned="2" office:value-type="string">
            <text:list xml:id="list212747207629162" text:continue-numbering="true" text:style-name="L4">
              <text:list-item>
                <text:p text:style-name="P42">Instalamos con apt lswh</text:p>
              </text:list-item>
            </text:list>
          </table:table-cell>
          <table:covered-table-cell/>
          <table:table-cell table:style-name="Tabla2.B2" office:value-type="string">
            <text:p text:style-name="P10">apt install lshw -y </text:p>
          </table:table-cell>
        </table:table-row>
        <table:table-row table:style-name="Tabla2.1">
          <table:table-cell table:style-name="Tabla2.A3" table:number-columns-spanned="2" office:value-type="string">
            <text:list xml:id="list212747194830208" text:continue-numbering="true" text:style-name="L4">
              <text:list-item>
                <text:p text:style-name="P42"><text:span text:style-name="T22">Consultamos o manual como empregar lswh </text:span><text:s/></text:p>
              </text:list-item>
            </text:list>
          </table:table-cell>
          <table:covered-table-cell/>
          <table:table-cell table:style-name="Tabla2.C3" office:value-type="string">
            <text:p text:style-name="P10"><text:span text:style-name="T22">man lshw</text:span> </text:p>
          </table:table-cell>
        </table:table-row>
        <table:table-row table:style-name="Tabla2.1">
          <table:table-cell table:style-name="Tabla2.A2" table:number-columns-spanned="2" office:value-type="string">
            <text:list xml:id="list212747199736042" text:continue-numbering="true" text:style-name="L4">
              <text:list-item>
                <text:p text:style-name="P46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table-cell table:style-name="Tabla2.B2" office:value-type="string">
            <text:p text:style-name="P10"><text:span text:style-name="T22">l</text:span>shw -short</text:p>
          </table:table-cell>
        </table:table-row>
        <table:table-row table:style-name="Tabla2.1">
          <table:table-cell table:style-name="Tabla2.A3" table:number-columns-spanned="2" office:value-type="string">
            <text:list xml:id="list212746352568443" text:continue-numbering="true" text:style-name="L4">
              <text:list-item>
                <text:p text:style-name="P46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table-cell table:style-name="Tabla2.C3" office:value-type="string">
            <text:p text:style-name="P10">lshw -class disk </text:p>
          </table:table-cell>
        </table:table-row>
        <table:table-row table:style-name="Tabla2.1">
          <table:table-cell table:style-name="Tabla2.A2" table:number-columns-spanned="2" office:value-type="string">
            <text:list xml:id="list212746757518917" text:continue-numbering="true" text:style-name="L4">
              <text:list-item>
                <text:p text:style-name="P46">Obtén empregando a clase a información dos seguintes dispositivos</text:p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212745585085023" text:continue-numbering="true" text:style-name="L4">
              <text:list-item>
                <text:p text:style-name="P46">Información do procesador</text:p>
              </text:list-item>
            </text:list>
          </table:table-cell>
          <table:covered-table-cell/>
          <table:table-cell table:style-name="Tabla2.C3" office:value-type="string">
            <text:p text:style-name="P10"><text:span text:style-name="T28">l</text:span>shw -class processor</text:p>
          </table:table-cell>
        </table:table-row>
        <table:table-row table:style-name="Tabla2.1">
          <table:table-cell table:style-name="Tabla2.A2" table:number-columns-spanned="2" office:value-type="string">
            <text:list xml:id="list212747287965513" text:continue-numbering="true" text:style-name="L4">
              <text:list-item>
                <text:list>
                  <text:list-item>
                    <text:p text:style-name="P46">Fabricante: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212746904037753" text:continue-numbering="true" text:style-name="L4">
              <text:list-item>
                <text:list>
                  <text:list-item>
                    <text:p text:style-name="P46">Modelo: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212745176881093" text:continue-numbering="true" text:style-name="L4">
              <text:list-item>
                <text:list>
                  <text:list-item>
                    <text:p text:style-name="P46">Ancho do bus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212747111491070" text:continue-numbering="true" text:style-name="L4">
              <text:list-item>
                <text:p text:style-name="P57"><text:span text:style-name="T27">Compara esta <text:s/>información coa que se almacena en </text:span><text:span text:style-name="Source_20_Text"><text:span text:style-name="T23">/proc/cpuinfo</text:span></text:span></text:p>
              </text:list-item>
            </text:list>
          </table:table-cell>
          <table:covered-table-cell/>
          <table:table-cell table:style-name="Tabla2.C13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212746512036753" text:continue-numbering="true" text:style-name="L4">
              <text:list-item>
                <text:list>
                  <text:list-item>
                    <text:p text:style-name="P46">Que comando nos permite ver o ficheiro cpuinf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5">cat /proc/cpuinfo</text:p>
          </table:table-cell>
        </table:table-row>
        <table:table-row table:style-name="Tabla2.1">
          <table:table-cell table:style-name="Tabla2.A3" table:number-columns-spanned="2" office:value-type="string">
            <text:list xml:id="list212747200313973" text:continue-numbering="true" text:style-name="L4">
              <text:list-item>
                <text:list>
                  <text:list-item>
                    <text:p text:style-name="P47">Cal é a frecuencia de funcionamento 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212746458746650" text:continue-numbering="true" text:style-name="L4">
              <text:list-item>
                <text:list>
                  <text:list-item>
                    <text:p text:style-name="P47">Cantos cores ten a MV?</text:p>
                  </text:list-item>
                </text:list>
              </text:list-item>
            </text:list>
          </table:table-cell>
          <table:covered-table-cell/>
          <table:table-cell table:style-name="Tabla2.C10" office:value-type="float" office:value="2">
            <text:p text:style-name="P16">2</text:p>
          </table:table-cell>
        </table:table-row>
        <table:table-row table:style-name="Tabla2.1">
          <table:table-cell table:style-name="Tabla2.A3" table:number-columns-spanned="2" office:value-type="string">
            <text:list xml:id="list212745337065424" text:continue-numbering="true" text:style-name="L4">
              <text:list-item>
                <text:list>
                  <text:list-item>
                    <text:p text:style-name="P47">Dispón de FPU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>Si</text:p>
          </table:table-cell>
        </table:table-row>
        <table:table-row table:style-name="Tabla2.1">
          <table:table-cell table:style-name="Tabla2.A2" table:number-columns-spanned="2" office:value-type="string">
            <text:list xml:id="list212747071404033" text:continue-numbering="true" text:style-name="L4">
              <text:list-item>
                <text:p text:style-name="P47">Apaga a máquina e configura con 4 procesadores.</text:p>
              </text:list-item>
            </text:list>
          </table:table-cell>
          <table:covered-table-cell/>
          <table:table-cell table:style-name="Tabla2.C10">
            <text:p text:style-name="P15"/>
          </table:table-cell>
        </table:table-row>
        <table:table-row table:style-name="Tabla2.1">
          <table:table-cell table:style-name="Tabla2.A3" table:number-columns-spanned="2" office:value-type="string">
            <text:list xml:id="list212746928227171" text:continue-numbering="true" text:style-name="L4">
              <text:list-item>
                <text:list>
                  <text:list-item>
                    <text:p text:style-name="P47">Que comando nos permite obter <text:s/>esta información?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>cat /proc/cpuinfo <text:span text:style-name="T25">| grep cpu</text:span></text:p>
          </table:table-cell>
        </table:table-row>
        <table:table-row table:style-name="Tabla2.1">
          <table:table-cell table:style-name="Tabla2.A2" table:number-columns-spanned="2" office:value-type="string">
            <text:list xml:id="list212745321041666" text:continue-numbering="true" text:style-name="L4">
              <text:list-item>
                <text:list>
                  <text:list-item>
                    <text:p text:style-name="P47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><text:s/>man nproc</text:p>
          </table:table-cell>
        </table:table-row>
        <table:table-row table:style-name="Tabla2.1">
          <table:table-cell table:style-name="Tabla2.A3" table:number-columns-spanned="2" office:value-type="string">
            <text:list xml:id="list212746412913865" text:continue-numbering="true" text:style-name="L4">
              <text:list-item>
                <text:list>
                  <text:list-item>
                    <text:p text:style-name="P47"><text:s/>O comando <text:span text:style-name="T21">nproc</text:span> para que nos serv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>Indica o nº de procesadores</text:p>
          </table:table-cell>
        </table:table-row>
        <table:table-row table:style-name="Tabla2.1">
          <table:table-cell table:style-name="Tabla2.A2" table:number-columns-spanned="2" office:value-type="string">
            <text:list xml:id="list212745363030031" text:continue-numbering="true" text:style-name="L4">
              <text:list-item>
                <text:list>
                  <text:list-item>
                    <text:p text:style-name="P47">A información que nos mostra <text:span text:style-name="T21">nproc </text:span><text:s/>é coherente co vist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>Si</text:p>
          </table:table-cell>
        </table:table-row>
        <table:table-row table:style-name="Tabla2.1">
          <table:table-cell table:style-name="Tabla2.A3" table:number-columns-spanned="2" office:value-type="string">
            <text:list xml:id="list212745435458690" text:continue-numbering="true" text:style-name="L4">
              <text:list-item>
                <text:p text:style-name="P47"><text:s/><text:span text:style-name="T21">Agora intentarás descubrir información da CPU empregando o comando </text:span><text:span text:style-name="T26">lscpu</text:span></text:p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212746083016294" text:continue-numbering="true" text:style-name="L4">
              <text:list-item>
                <text:list>
                  <text:list-item>
                    <text:p text:style-name="P47">Cal é o tamaño da cache de prim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212746851187496" text:continue-numbering="true" text:style-name="L4">
              <text:list-item>
                <text:list>
                  <text:list-item>
                    <text:p text:style-name="P47">Cal é o tamaño da cache de segundo nivel? 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212746005144173" text:continue-numbering="true" text:style-name="L4">
              <text:list-item>
                <text:list>
                  <text:list-item>
                    <text:p text:style-name="P47">Cal é o tamaño da cache de terc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212746408488410" text:continue-numbering="true" text:style-name="L4">
              <text:list-item>
                <text:list>
                  <text:list-item>
                    <text:p text:style-name="P47">Cal é o vendedor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212745898141534" text:continue-numbering="true" text:style-name="L4">
              <text:list-item>
                <text:list>
                  <text:list-item>
                    <text:p text:style-name="P47">Cal é o modelo da bios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212746522003540" text:continue-numbering="true" text:style-name="L4">
              <text:list-item>
                <text:list>
                  <text:list-item>
                    <text:p text:style-name="P47">Existe algunha vulnerabilidad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><text:s/></text:p>
          </table:table-cell>
        </table:table-row>
        <table:table-row table:style-name="Tabla2.1">
          <table:table-cell table:style-name="Tabla2.A2" table:number-columns-spanned="2" office:value-type="string">
            <text:list xml:id="list212745642737048" text:continue-numbering="true" text:style-name="L4">
              <text:list-item>
                <text:list>
                  <text:list-item>
                    <text:p text:style-name="P47">Que parámetro nos indica que o sistema é virtualizad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>Hipervisor <text:s/>vendor</text:p>
          </table:table-cell>
        </table:table-row>
        <table:table-row table:style-name="Tabla2.1">
          <table:table-cell table:style-name="Tabla2.A3" table:number-columns-spanned="2" office:value-type="string">
            <text:list xml:id="list212745513866035" text:continue-numbering="true" text:style-name="L4">
              <text:list-item>
                <text:list>
                  <text:list-item>
                    <text:p text:style-name="P47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>/proc/cpuinfo</text:p>
          </table:table-cell>
        </table:table-row>
      </table:table>
      <text:p text:style-name="P4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3"><text:span text:style-name="T38">C</text:span>) <text:span text:style-name="T22">Información sobre </text:span><text:span text:style-name="T29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9">Ferramentas que imos aprender:</text:p>
            <text:list xml:id="list212745277573319" text:continue-list="list212746470144854" text:style-name="L1">
              <text:list-item>
                <text:p text:style-name="P63">/proc/meminfo/ </text:p>
              </text:list-item>
              <text:list-item>
                <text:p text:style-name="P64">free </text:p>
              </text:list-item>
              <text:list-item>
                <text:p text:style-name="P64">vmstat -s -S M <text:s/></text:p>
              </text:list-item>
              <text:list-item>
                <text:p text:style-name="P48">dmidecode</text:p>
              </text:list-item>
            </text:list>
          </table:table-cell>
          <table:table-cell table:style-name="Tabla3.B2" table:number-columns-spanned="2" office:value-type="string">
            <text:p text:style-name="P29">Outras ferramentas que imos empregar: grep , <text:s/>man , cat , apt , <text:s/><text:span text:style-name="T35">less <text:s/>, more</text:span>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961477444" text:style-name="L5">
              <text:list-item>
                <text:p text:style-name="P43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11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212747215847439" text:continue-numbering="true" text:style-name="L5">
              <text:list-item>
                <text:p text:style-name="P50">No directorio<text:span text:style-name="T21"> /</text:span><text:span text:style-name="T31">proc/meminfo </text:span><text:span text:style-name="T32">temos información sobre o uso da memoria física e do arquivo de intercambio. </text:span></text:p>
                <text:p text:style-name="P51">Que comando podemos empregar para ver o ficheiro?</text:p>
              </text:list-item>
            </text:list>
          </table:table-cell>
          <table:covered-table-cell/>
          <table:table-cell table:style-name="Tabla3.B2" office:value-type="string">
            <text:p text:style-name="P17">Cat <text:span text:style-name="T30">proc</text:span>/meminfo</text:p>
          </table:table-cell>
        </table:table-row>
        <table:table-row table:style-name="Tabla3.1">
          <table:table-cell table:style-name="Tabla3.A3" table:number-columns-spanned="2" office:value-type="string">
            <text:list xml:id="list212745438220134" text:continue-numbering="true" text:style-name="L5">
              <text:list-item>
                <text:list>
                  <text:list-item>
                    <text:p text:style-name="P52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>MemTotal: xxx kB</text:p>
          </table:table-cell>
        </table:table-row>
        <table:table-row table:style-name="Tabla3.1">
          <table:table-cell table:style-name="Tabla3.A2" table:number-columns-spanned="2" office:value-type="string">
            <text:list xml:id="list212746836724062" text:continue-numbering="true" text:style-name="L5">
              <text:list-item>
                <text:list>
                  <text:list-item>
                    <text:p text:style-name="P52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9">MemFree: xxx kB</text:p>
          </table:table-cell>
        </table:table-row>
        <table:table-row table:style-name="Tabla3.1">
          <table:table-cell table:style-name="Tabla3.A3" table:number-columns-spanned="2" office:value-type="string">
            <text:list xml:id="list212745167494322" text:continue-numbering="true" text:style-name="L5">
              <text:list-item>
                <text:list>
                  <text:list-item>
                    <text:p text:style-name="P52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>SwapTotal: xxxKB</text:p>
          </table:table-cell>
        </table:table-row>
        <table:table-row table:style-name="Tabla3.1">
          <table:table-cell table:style-name="Tabla3.A2" table:number-columns-spanned="2" office:value-type="string">
            <text:list xml:id="list212746120864452" text:continue-numbering="true" text:style-name="L5">
              <text:list-item>
                <text:list>
                  <text:list-item>
                    <text:p text:style-name="P53">Revisa no seguinte <text:a xlink:type="simple" xlink:href="https://www.linuxav.net/content/2009/06/procmeminfo-explicado/" text:style-name="Internet_20_link" text:visited-style-name="Visited_20_Internet_20_Link">artigo</text:a><text:a xlink:type="simple" xlink:href="https://www.linuxav.net/content/2009/06/procmeminfo-explicado/" text:style-name="Internet_20_link" text:visited-style-name="Visited_20_Internet_20_Link"><text:note text:id="ftn1" text:note-class="footnote"><text:note-citation>1</text:note-citation><text:note-body><text:p text:style-name="P40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</text:a><text:a xlink:type="simple" xlink:href="https://www.linuxav.net/content/2009/06/procmeminfo-explicado/" text:style-name="Internet_20_link" text:visited-style-name="Visited_20_Internet_20_Link"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212746354421367" text:continue-numbering="true" text:style-name="L5">
              <text:list-item>
                <text:p text:style-name="P65">O comando <text:span text:style-name="T21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3" office:value-type="string">
            <text:p text:style-name="P18"><text:s/>free -m</text:p>
          </table:table-cell>
        </table:table-row>
        <table:table-row table:style-name="Tabla3.1">
          <table:table-cell table:style-name="Tabla3.A2" table:number-columns-spanned="2" office:value-type="string">
            <text:list xml:id="list212746101465503" text:continue-numbering="true" text:style-name="L5">
              <text:list-item>
                <text:list>
                  <text:list-item>
                    <text:p text:style-name="P53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><text:s/><text:span text:style-name="T33">free -h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12747169314186" text:continue-numbering="true" text:style-name="L5">
              <text:list-item>
                <text:list>
                  <text:list-item>
                    <text:p text:style-name="P53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>free -s 3</text:p>
          </table:table-cell>
        </table:table-row>
        <table:table-row table:style-name="Tabla3.1">
          <table:table-cell table:style-name="Tabla3.A2" table:number-columns-spanned="2" office:value-type="string">
            <text:list xml:id="list212746963014110" text:continue-numbering="true" text:style-name="L5">
              <text:list-item>
                <text:list>
                  <text:list-item>
                    <text:p text:style-name="P53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8">free -t</text:p>
          </table:table-cell>
        </table:table-row>
        <table:table-row table:style-name="Tabla3.1">
          <table:table-cell table:style-name="Tabla3.A3" table:number-columns-spanned="2" office:value-type="string">
            <text:list xml:id="list212746853688324" text:continue-numbering="true" text:style-name="L5">
              <text:list-item>
                <text:list>
                  <text:list-item>
                    <text:p text:style-name="P54">Se desexamos executar o comando free 4 veces sen interactuar co terminal, importante non reutilices a opción do punto 2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>free -c 4</text:p>
          </table:table-cell>
        </table:table-row>
        <table:table-row table:style-name="Tabla3.1">
          <table:table-cell table:style-name="Tabla3.A2" table:number-columns-spanned="2" office:value-type="string">
            <text:list xml:id="list212746799876781" text:continue-numbering="true" text:style-name="L5">
              <text:list-item>
                <text:list>
                  <text:list-item>
                    <text:p text:style-name="P54">Combina as opcións dos puntos 3.2 e 3.4 <text:s/>para mostrar 5 veces a información da memoria RAM e que entre cada execución existan 6 segundos de espera. 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>free -s <text:span text:style-name="T34">6</text:span> -c <text:span text:style-name="T34">5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12746332117070" text:continue-numbering="true" text:style-name="L5">
              <text:list-item>
                <text:list>
                  <text:list-item>
                    <text:p text:style-name="P54">Que opcións mostra estatísticas da memoria?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>free -l</text:p>
          </table:table-cell>
        </table:table-row>
        <table:table-row table:style-name="Tabla3.1">
          <table:table-cell table:style-name="Tabla3.A2" table:number-columns-spanned="2" office:value-type="string">
            <text:list xml:id="list212745241934771" text:continue-numbering="true" text:style-name="L5">
              <text:list-item>
                <text:list>
                  <text:list-item>
                    <text:p text:style-name="P49">Que opcións do comando permítenos obter o total da RAM e tamén nun formato entend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9">free -<text:span text:style-name="T35">t</text:span>h</text:p>
          </table:table-cell>
        </table:table-row>
        <table:table-row table:style-name="Tabla3.1">
          <table:table-cell table:style-name="Tabla3.A3" table:number-columns-spanned="2" office:value-type="string">
            <text:list xml:id="list212747306734020" text:continue-numbering="true" text:style-name="L5">
              <text:list-item>
                <text:p text:style-name="P55">A ferramenta <text:span text:style-name="T21">vmstat</text:span> <text:span text:style-name="T37">ofrécenos estatísticas da memoria RAM.</text:span></text:p>
                <text:p text:style-name="P49">Indica o comando preciso en cada un dos seguintes supostos:</text:p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212745913476199" text:continue-numbering="true" text:style-name="L5">
              <text:list-item>
                <text:list>
                  <text:list-item>
                    <text:p text:style-name="P49">Obter información no manual do comando vmstat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><text:span text:style-name="T35">man </text:span>vmstat </text:p>
          </table:table-cell>
        </table:table-row>
        <text:soft-page-break/>
        <table:table-row table:style-name="Tabla3.1">
          <table:table-cell table:style-name="Tabla3.A3" table:number-columns-spanned="2" office:value-type="string">
            <text:list xml:id="list212747029878116" text:continue-numbering="true" text:style-name="L5">
              <text:list-item>
                <text:list>
                  <text:list-item>
                    <text:p text:style-name="P49">Mostra a memoria activa e inactiva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>vmstat -a</text:p>
          </table:table-cell>
        </table:table-row>
        <table:table-row table:style-name="Tabla3.1">
          <table:table-cell table:style-name="Tabla3.A2" table:number-columns-spanned="2" office:value-type="string">
            <text:list xml:id="list212745382531556" text:continue-numbering="true" text:style-name="L5">
              <text:list-item>
                <text:list>
                  <text:list-item>
                    <text:p text:style-name="P49">Mostra unha táboa coa información como é o total de memoria, memoria empregada, cambios de contexto,...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>vmstat -s</text:p>
          </table:table-cell>
        </table:table-row>
        <table:table-row table:style-name="Tabla3.1">
          <table:table-cell table:style-name="Tabla3.A3" table:number-columns-spanned="2" office:value-type="string">
            <text:list xml:id="list212745199128100" text:continue-numbering="true" text:style-name="L5">
              <text:list-item>
                <text:list>
                  <text:list-item>
                    <text:p text:style-name="P49">Executase a ferramenta cada <text:s/>3 segundos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>vmstat -s <text:span text:style-name="T35">3</text:span></text:p>
          </table:table-cell>
        </table:table-row>
        <table:table-row table:style-name="Tabla3.1">
          <table:table-cell table:style-name="Tabla3.A2" table:number-columns-spanned="2" office:value-type="string">
            <text:list xml:id="list212747247743223" text:continue-numbering="true" text:style-name="L5">
              <text:list-item>
                <text:list>
                  <text:list-item>
                    <text:p text:style-name="P49">Executase a ferramenta cada <text:s/>3 segundos e un número máximo de catro veces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3">vmstat -s <text:span text:style-name="T35">3 4 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12746488542412" text:continue-numbering="true" text:style-name="L5">
              <text:list-item>
                <text:p text:style-name="P49">A ferramenta <text:span text:style-name="T21">dmidecode</text:span> <text:s/>permítenos obter información detallada do hardware da nosa computadora. Habitualmente é preciso executala como root. Consulta no manual que tipos de información podemos filtrar?</text:p>
              </text:list-item>
            </text:list>
          </table:table-cell>
          <table:covered-table-cell/>
          <table:table-cell table:style-name="Tabla3.C3" office:value-type="string">
            <text:p text:style-name="P11"><text:s/>bios, <text:s/>system, <text:s/>baseboard, <text:s/>chassis, <text:s/>processor, memory, cache, connector, slot</text:p>
          </table:table-cell>
        </table:table-row>
        <table:table-row table:style-name="Tabla3.1">
          <table:table-cell table:style-name="Tabla3.A2" table:number-columns-spanned="2" office:value-type="string">
            <text:list xml:id="list212747206622822" text:continue-numbering="true" text:style-name="L5">
              <text:list-item>
                <text:list>
                  <text:list-item>
                    <text:p text:style-name="P49">Que comando empregarás para obter a información da memoria RAM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>sudo dmidecode -t memory</text:p>
          </table:table-cell>
        </table:table-row>
        <table:table-row table:style-name="Tabla3.1">
          <table:table-cell table:style-name="Tabla3.A3" table:number-columns-spanned="2" office:value-type="string">
            <text:list xml:id="list212746123270724" text:continue-numbering="true" text:style-name="L5">
              <text:list-item>
                <text:list>
                  <text:list-item>
                    <text:p text:style-name="P49">Empregando <text:s text:c="2"/><text:span text:style-name="T21">dmidecode </text:span>obtén a información seguinte:</text:p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212745959991618" text:continue-numbering="true" text:style-name="L5">
              <text:list-item>
                <text:list>
                  <text:list-item>
                    <text:list>
                      <text:list-item>
                        <text:p text:style-name="P49">Nº de rañuras para a memoria RAM: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212745606220646" text:continue-numbering="true" text:style-name="L5">
              <text:list-item>
                <text:list>
                  <text:list-item>
                    <text:list>
                      <text:list-item>
                        <text:p text:style-name="P49">Capacidade máxima <text:s/>de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212746720086221" text:continue-numbering="true" text:style-name="L5">
              <text:list-item>
                <text:list>
                  <text:list-item>
                    <text:list>
                      <text:list-item>
                        <text:p text:style-name="P49">En que bancos de memoria está a memoria RAM 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212745477753591" text:continue-numbering="true" text:style-name="L5">
              <text:list-item>
                <text:list>
                  <text:list-item>
                    <text:list>
                      <text:list-item>
                        <text:p text:style-name="P49">Cal é o tamaño da memoria RAM instalada en cada banco de memoria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212747076916760" text:continue-numbering="true" text:style-name="L5">
              <text:list-item>
                <text:list>
                  <text:list-item>
                    <text:list>
                      <text:list-item>
                        <text:p text:style-name="P49">Cal é a velocidade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1" table:number-columns-spanned="2" office:value-type="string">
            <text:list xml:id="list212745860061389" text:continue-numbering="true" text:style-name="L5">
              <text:list-item>
                <text:list>
                  <text:list-item>
                    <text:list>
                      <text:list-item>
                        <text:p text:style-name="P49">Cal é o factor de forma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31">
            <text:p text:style-name="P11"/>
          </table:table-cell>
        </table:table-row>
      </table:table>
      <text:p text:style-name="P5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4"><text:span text:style-name="T38">D</text:span>) <text:span text:style-name="T22">Información sobre <text:s/></text:span><text:span text:style-name="T29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Ferramentas que imos aprender:</text:p>
            <text:list xml:id="list212745718389781" text:continue-list="list212745277573319" text:style-name="L1">
              <text:list-item>
                <text:p text:style-name="P60"><text:s/>lshw -class disk -class storage</text:p>
              </text:list-item>
              <text:list-item>
                <text:p text:style-name="P60">lshw -short -C disk</text:p>
              </text:list-item>
              <text:list-item>
                <text:p text:style-name="P60"><text:span text:style-name="T24">fdisk -l | grep '^Disk /dev/'</text:span> <text:s/></text:p>
              </text:list-item>
              <text:list-item>
                <text:p text:style-name="P64">smartctl <text:s/></text:p>
              </text:list-item>
              <text:list-item>
                <text:p text:style-name="P64"/>
              </text:list-item>
              <text:list-item>
                <text:p text:style-name="P64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</text:list>
          </table:table-cell>
          <table:table-cell table:style-name="Tabla4.B2" table:number-columns-spanned="2" office:value-type="string">
            <text:p text:style-name="P30">Outras ferramentas que imos empregar:</text:p>
            <text:list xml:id="list1796680505" text:style-name="L6">
              <text:list-item>
                <text:p text:style-name="P62">grep</text:p>
              </text:list-item>
              <text:list-item>
                <text:p text:style-name="P62">man</text:p>
              </text:list-item>
              <text:list-item>
                <text:p text:style-name="P62">cat</text:p>
              </text:list-item>
              <text:list-item>
                <text:p text:style-name="P62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2408340840" text:style-name="L7">
              <text:list-item>
                <text:p text:style-name="P44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12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212745499898767" text:continue-numbering="true" text:style-name="L7">
              <text:list-item>
                <text:p text:style-name="P44"><text:s/></text:p>
              </text:list-item>
            </text:list>
          </table:table-cell>
          <table:covered-table-cell/>
          <table:table-cell table:style-name="Tabla4.B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3" text:anchor-type="char" svg:x="-0.131cm" svg:y="0.048cm" svg:width="2.593cm" svg:height="0.961cm" draw:z-index="2"><draw:image xlink:href="Pictures/100000000000010300000060CEEB3F21EF47B196.png" xlink:type="simple" xlink:show="embed" xlink:actuate="onLoad" loext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5"><draw:image xlink:href="Pictures/100000000000010300000060CEEB3F21EF47B196.png" xlink:type="simple" xlink:show="embed" xlink:actuate="onLoad" loext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4</text:page-number><text:s/>de <text:page-count>4</text:page-count></text:p>
        <text:p text:style-name="MP2"/>
      </style:footer>
      <loext:footer-first>
        <text:p text:style-name="MP3">Pá<text:span text:style-name="MT10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8</meta:editing-cycles>
    <meta:creation-date>2019-11-09T13:25:03.151138236</meta:creation-date>
    <meta:editing-duration>P1DT48M20S</meta:editing-duration>
    <meta:generator>LibreOffice/6.4.7.2$Linux_X86_64 LibreOffice_project/40$Build-2</meta:generator>
    <dc:subject>PRÁCTICA 9 – Cooler Master AMD</dc:subject>
    <dc:title>Taller - MME</dc:title>
    <dc:date>2023-01-24T21:27:45.035930693</dc:date>
    <dc:creator>belay </dc:creator>
    <meta:document-statistic meta:table-count="5" meta:image-count="2" meta:object-count="0" meta:page-count="4" meta:paragraph-count="181" meta:word-count="1087" meta:character-count="6178" meta:non-whitespace-character-count="52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